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421a" officeooo:paragraph-rsid="0000421a"/>
    </style:style>
    <style:style style:name="P2" style:family="paragraph" style:parent-style-name="Standard" style:list-style-name="L1">
      <style:text-properties officeooo:rsid="0000421a" officeooo:paragraph-rsid="0000421a"/>
    </style:style>
    <style:style style:name="P3" style:family="paragraph" style:parent-style-name="Standard" style:list-style-name="L2">
      <style:text-properties officeooo:rsid="0000421a" officeooo:paragraph-rsid="0000421a"/>
    </style:style>
    <style:style style:name="P4" style:family="paragraph" style:parent-style-name="Standard" style:list-style-name="L3">
      <style:text-properties officeooo:rsid="0000421a" officeooo:paragraph-rsid="0000421a"/>
    </style:style>
    <style:style style:name="P5" style:family="paragraph" style:parent-style-name="Standard">
      <style:text-properties officeooo:rsid="0000421a" officeooo:paragraph-rsid="0000421a"/>
    </style:style>
    <style:style style:name="P6" style:family="paragraph" style:parent-style-name="Standard" style:list-style-name="L3">
      <style:text-properties officeooo:rsid="00020b4b" officeooo:paragraph-rsid="00020b4b"/>
    </style:style>
    <style:style style:name="T1" style:family="text">
      <style:text-properties officeooo:rsid="00072a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al: make a peanut butter sandwich</text:p>
      <text:p text:style-name="P1"/>
      <text:p text:style-name="P1">Setup:</text:p>
      <text:list xml:id="list1408126385" text:style-name="L1">
        <text:list-item>
          <text:p text:style-name="P2">bread in box 0</text:p>
        </text:list-item>
        <text:list-item>
          <text:p text:style-name="P2">knife in box 1</text:p>
        </text:list-item>
        <text:list-item>
          <text:p text:style-name="P2">peanut butter in box 2</text:p>
        </text:list-item>
      </text:list>
      <text:p text:style-name="P1"/>
      <text:p text:style-name="P1">Predefined Basic Commands:</text:p>
      <text:list xml:id="list304020255" text:style-name="L2">
        <text:list-item>
          <text:p text:style-name="P3">Move item from box {0, 1, 2} to {right, left} hand</text:p>
        </text:list-item>
        <text:list-item>
          <text:p text:style-name="P3">Move item from {right, left} hand to box {0, 1, 2}</text:p>
        </text:list-item>
        <text:list-item>
          <text:p text:style-name="P3">Add item from left hand to the right hand</text:p>
        </text:list-item>
        <text:list-item>
          <text:p text:style-name="P3">Add item from right hand to the left hand</text:p>
        </text:list-item>
      </text:list>
      <text:p text:style-name="P1"/>
      <text:p text:style-name="P1"/>
      <text:p text:style-name="P1">Instructions:</text:p>
      <text:list xml:id="list3758652215" text:style-name="L3">
        <text:list-item>
          <text:p text:style-name="P4">Using only the commands above, write a sequential list of commands that will enable your neighbor to make a peanut butter sandwich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84318876892735" text:continue-numbering="true" text:style-name="L3">
        <text:list-item>
          <text:p text:style-name="P6">Translate instructions into German using the handout “Compiler Role”</text:p>
          <text:p text:style-name="P6"/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7T09:52:42.917467348</meta:creation-date>
    <dc:date>2022-08-19T08:43:17.341976298</dc:date>
    <meta:editing-duration>PT13H53M5S</meta:editing-duration>
    <meta:editing-cycles>5</meta:editing-cycles>
    <meta:generator>LibreOffice/6.4.7.2$Linux_X86_64 LibreOffice_project/40$Build-2</meta:generator>
    <meta:print-date>2022-08-19T08:00:20.958479721</meta:print-date>
    <meta:document-statistic meta:table-count="0" meta:image-count="0" meta:object-count="0" meta:page-count="1" meta:paragraph-count="13" meta:word-count="104" meta:character-count="522" meta:non-whitespace-character-count="440"/>
  </office:meta>
</office:document-meta>
</file>